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2.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101.11pt"/>
    </style:style>
    <style:style style:name="co4" style:family="table-column">
      <style:table-column-properties fo:break-before="auto" style:column-width="109.84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80.5pt"/>
    </style:style>
    <style:style style:name="co7" style:family="table-column">
      <style:table-column-properties fo:break-before="auto" style:column-width="60.46pt"/>
    </style:style>
    <style:style style:name="co8" style:family="table-column">
      <style:table-column-properties fo:break-before="auto" style:column-width="77.41pt"/>
    </style:style>
    <style:style style:name="co9" style:family="table-column">
      <style:table-column-properties fo:break-before="auto" style:column-width="94.39pt"/>
    </style:style>
    <style:style style:name="co10" style:family="table-column">
      <style:table-column-properties fo:break-before="auto" style:column-width="69.7pt"/>
    </style:style>
    <style:style style:name="co11" style:family="table-column">
      <style:table-column-properties fo:break-before="auto" style:column-width="65.85pt"/>
    </style:style>
    <style:style style:name="co13" style:family="table-column">
      <style:table-column-properties fo:break-before="auto" style:column-width="142.81pt"/>
    </style:style>
    <style:style style:name="co12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87.99pt"/>
    </style:style>
    <style:style style:name="co15" style:family="table-column">
      <style:table-column-properties fo:break-before="auto" style:column-width="181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rganoids_averageExpressionPerClust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AQP4|AQP4</text:p>
          </table:table-cell>
          <table:table-cell office:value-type="string" calcext:value-type="string">
            <text:p>SLC1A3|SLC1A3</text:p>
          </table:table-cell>
          <table:table-cell office:value-type="string" calcext:value-type="string">
            <text:p>HEPACAM|HEPACAM</text:p>
          </table:table-cell>
          <table:table-cell office:value-type="string" calcext:value-type="string">
            <text:p>CD44|CD44</text:p>
          </table:table-cell>
          <table:table-cell office:value-type="string" calcext:value-type="string">
            <text:p>NCAM1|NCAM1</text:p>
          </table:table-cell>
          <table:table-cell office:value-type="string" calcext:value-type="string">
            <text:p>CD24|CD24</text:p>
          </table:table-cell>
          <table:table-cell office:value-type="string" calcext:value-type="string">
            <text:p>FUT4|FUT4</text:p>
          </table:table-cell>
          <table:table-cell office:value-type="string" calcext:value-type="string">
            <text:p>CXCR4|CXCR4</text:p>
          </table:table-cell>
          <table:table-cell office:value-type="string" calcext:value-type="string">
            <text:p>FOXO4|FOXO4</text:p>
          </table:table-cell>
          <table:table-cell office:value-type="string" calcext:value-type="string">
            <text:p>PDGFRA|PDGFRA</text:p>
          </table:table-cell>
          <table:table-cell office:value-type="string" calcext:value-type="string">
            <text:p>ITGB1|ITGB1</text:p>
          </table:table-cell>
          <table:table-cell office:value-type="string" calcext:value-type="string">
            <text:p>TFRC|TFRC</text:p>
          </table:table-cell>
          <table:table-cell office:value-type="string" calcext:value-type="string">
            <text:p>PROM1|PROM1</text:p>
          </table:table-cell>
          <table:table-cell office:value-type="string" calcext:value-type="string">
            <text:p>NKX2-2|NKX2-2</text:p>
          </table:table-cell>
        </table:table-row>
        <table:table-row table:style-name="ro1">
          <table:table-cell office:value-type="string" calcext:value-type="string">
            <text:p>DeepLayer</text:p>
          </table:table-cell>
          <table:table-cell office:value-type="float" office:value="0.00013499692" calcext:value-type="float">
            <text:p>0.00013499692</text:p>
          </table:table-cell>
          <table:table-cell office:value-type="float" office:value="0.050407406" calcext:value-type="float">
            <text:p>0.050407406</text:p>
          </table:table-cell>
          <table:table-cell office:value-type="float" office:value="0.00047131177" calcext:value-type="float">
            <text:p>0.00047131177</text:p>
          </table:table-cell>
          <table:table-cell office:value-type="float" office:value="0.0024949154" calcext:value-type="float">
            <text:p>0.0024949154</text:p>
          </table:table-cell>
          <table:table-cell office:value-type="float" office:value="0.7779222" calcext:value-type="float">
            <text:p>0.7779222</text:p>
          </table:table-cell>
          <table:table-cell office:value-type="float" office:value="1.2372086" calcext:value-type="float">
            <text:p>1.2372086</text:p>
          </table:table-cell>
          <table:table-cell office:value-type="float" office:value="0" calcext:value-type="float">
            <text:p>0</text:p>
          </table:table-cell>
          <table:table-cell office:value-type="float" office:value="0.03563359" calcext:value-type="float">
            <text:p>0.03563359</text:p>
          </table:table-cell>
          <table:table-cell office:value-type="float" office:value="0.003038196" calcext:value-type="float">
            <text:p>0.003038196</text:p>
          </table:table-cell>
          <table:table-cell office:value-type="float" office:value="0.00055832637" calcext:value-type="float">
            <text:p>0.00055832637</text:p>
          </table:table-cell>
          <table:table-cell office:value-type="float" office:value="0.15360545" calcext:value-type="float">
            <text:p>0.15360545</text:p>
          </table:table-cell>
          <table:table-cell office:value-type="float" office:value="0.06841202" calcext:value-type="float">
            <text:p>0.06841202</text:p>
          </table:table-cell>
          <table:table-cell office:value-type="float" office:value="0.0053846147" calcext:value-type="float">
            <text:p>0.0053846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rocyte</text:p>
          </table:table-cell>
          <table:table-cell office:value-type="float" office:value="0.000594556" calcext:value-type="float">
            <text:p>0.000594556</text:p>
          </table:table-cell>
          <table:table-cell office:value-type="float" office:value="0.17342047" calcext:value-type="float">
            <text:p>0.17342047</text:p>
          </table:table-cell>
          <table:table-cell office:value-type="float" office:value="0.0004085301" calcext:value-type="float">
            <text:p>0.0004085301</text:p>
          </table:table-cell>
          <table:table-cell office:value-type="float" office:value="0.05149783" calcext:value-type="float">
            <text:p>0.05149783</text:p>
          </table:table-cell>
          <table:table-cell office:value-type="float" office:value="0.23867182" calcext:value-type="float">
            <text:p>0.23867182</text:p>
          </table:table-cell>
          <table:table-cell office:value-type="float" office:value="0.49065644" calcext:value-type="float">
            <text:p>0.49065644</text:p>
          </table:table-cell>
          <table:table-cell office:value-type="float" office:value="0" calcext:value-type="float">
            <text:p>0</text:p>
          </table:table-cell>
          <table:table-cell office:value-type="float" office:value="0.25897506" calcext:value-type="float">
            <text:p>0.25897506</text:p>
          </table:table-cell>
          <table:table-cell office:value-type="float" office:value="0.00044951038" calcext:value-type="float">
            <text:p>0.00044951038</text:p>
          </table:table-cell>
          <table:table-cell office:value-type="float" office:value="0.005774421" calcext:value-type="float">
            <text:p>0.005774421</text:p>
          </table:table-cell>
          <table:table-cell office:value-type="float" office:value="0.38408318" calcext:value-type="float">
            <text:p>0.38408318</text:p>
          </table:table-cell>
          <table:table-cell office:value-type="float" office:value="0.11892047" calcext:value-type="float">
            <text:p>0.11892047</text:p>
          </table:table-cell>
          <table:table-cell office:value-type="float" office:value="0.035562135" calcext:value-type="float">
            <text:p>0.035562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Neuron</text:p>
          </table:table-cell>
          <table:table-cell office:value-type="float" office:value="0.00003914882" calcext:value-type="float">
            <text:p>3.914882E-05</text:p>
          </table:table-cell>
          <table:table-cell office:value-type="float" office:value="0.025128962" calcext:value-type="float">
            <text:p>0.025128962</text:p>
          </table:table-cell>
          <table:table-cell office:value-type="float" office:value="0.00010988891" calcext:value-type="float">
            <text:p>0.00010988891</text:p>
          </table:table-cell>
          <table:table-cell office:value-type="float" office:value="0.0032568255" calcext:value-type="float">
            <text:p>0.0032568255</text:p>
          </table:table-cell>
          <table:table-cell office:value-type="float" office:value="0.5486541" calcext:value-type="float">
            <text:p>0.5486541</text:p>
          </table:table-cell>
          <table:table-cell office:value-type="float" office:value="1.3991561" calcext:value-type="float">
            <text:p>1.3991561</text:p>
          </table:table-cell>
          <table:table-cell office:value-type="float" office:value="0" calcext:value-type="float">
            <text:p>0</text:p>
          </table:table-cell>
          <table:table-cell office:value-type="float" office:value="0.12238544" calcext:value-type="float">
            <text:p>0.12238544</text:p>
          </table:table-cell>
          <table:table-cell office:value-type="float" office:value="0.002599605" calcext:value-type="float">
            <text:p>0.002599605</text:p>
          </table:table-cell>
          <table:table-cell office:value-type="float" office:value="0.0051765335" calcext:value-type="float">
            <text:p>0.0051765335</text:p>
          </table:table-cell>
          <table:table-cell office:value-type="float" office:value="0.15951765" calcext:value-type="float">
            <text:p>0.15951765</text:p>
          </table:table-cell>
          <table:table-cell office:value-type="float" office:value="0.05735061" calcext:value-type="float">
            <text:p>0.05735061</text:p>
          </table:table-cell>
          <table:table-cell office:value-type="float" office:value="0.00568398" calcext:value-type="float">
            <text:p>0.00568398</text:p>
          </table:table-cell>
          <table:table-cell office:value-type="float" office:value="0.0010459854" calcext:value-type="float">
            <text:p>0.001045985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nterneuron</text:p>
          </table:table-cell>
          <table:table-cell office:value-type="float" office:value="0.0030716886" calcext:value-type="float">
            <text:p>0.0030716886</text:p>
          </table:table-cell>
          <table:table-cell office:value-type="float" office:value="0.03928011" calcext:value-type="float">
            <text:p>0.03928011</text:p>
          </table:table-cell>
          <table:table-cell office:value-type="float" office:value="0.010650943" calcext:value-type="float">
            <text:p>0.010650943</text:p>
          </table:table-cell>
          <table:table-cell office:value-type="float" office:value="0" calcext:value-type="float">
            <text:p>0</text:p>
          </table:table-cell>
          <table:table-cell office:value-type="float" office:value="0.34588894" calcext:value-type="float">
            <text:p>0.34588894</text:p>
          </table:table-cell>
          <table:table-cell office:value-type="float" office:value="1.8171216" calcext:value-type="float">
            <text:p>1.8171216</text:p>
          </table:table-cell>
          <table:table-cell office:value-type="float" office:value="0" calcext:value-type="float">
            <text:p>0</text:p>
          </table:table-cell>
          <table:table-cell office:value-type="float" office:value="0.2635391" calcext:value-type="float">
            <text:p>0.2635391</text:p>
          </table:table-cell>
          <table:table-cell office:value-type="float" office:value="0" calcext:value-type="float">
            <text:p>0</text:p>
          </table:table-cell>
          <table:table-cell office:value-type="float" office:value="0.015704121" calcext:value-type="float">
            <text:p>0.015704121</text:p>
          </table:table-cell>
          <table:table-cell office:value-type="float" office:value="0.26696506" calcext:value-type="float">
            <text:p>0.26696506</text:p>
          </table:table-cell>
          <table:table-cell office:value-type="float" office:value="0.02402014" calcext:value-type="float">
            <text:p>0.02402014</text:p>
          </table:table-cell>
          <table:table-cell office:value-type="float" office:value="0.012360858" calcext:value-type="float">
            <text:p>0.012360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colyticRG</text:p>
          </table:table-cell>
          <table:table-cell office:value-type="float" office:value="0" calcext:value-type="float">
            <text:p>0</text:p>
          </table:table-cell>
          <table:table-cell office:value-type="float" office:value="0.1455751" calcext:value-type="float">
            <text:p>0.1455751</text:p>
          </table:table-cell>
          <table:table-cell office:value-type="float" office:value="0.000029333403" calcext:value-type="float">
            <text:p>2.9333403E-05</text:p>
          </table:table-cell>
          <table:table-cell office:value-type="float" office:value="0.019530103" calcext:value-type="float">
            <text:p>0.019530103</text:p>
          </table:table-cell>
          <table:table-cell office:value-type="float" office:value="0.24836454" calcext:value-type="float">
            <text:p>0.24836454</text:p>
          </table:table-cell>
          <table:table-cell office:value-type="float" office:value="0.86528087" calcext:value-type="float">
            <text:p>0.86528087</text:p>
          </table:table-cell>
          <table:table-cell office:value-type="float" office:value="0.00019811606" calcext:value-type="float">
            <text:p>0.00019811606</text:p>
          </table:table-cell>
          <table:table-cell office:value-type="float" office:value="0.3741701" calcext:value-type="float">
            <text:p>0.3741701</text:p>
          </table:table-cell>
          <table:table-cell office:value-type="float" office:value="0.0037579257" calcext:value-type="float">
            <text:p>0.0037579257</text:p>
          </table:table-cell>
          <table:table-cell office:value-type="float" office:value="0.0055705756" calcext:value-type="float">
            <text:p>0.0055705756</text:p>
          </table:table-cell>
          <table:table-cell office:value-type="float" office:value="0.2851002" calcext:value-type="float">
            <text:p>0.2851002</text:p>
          </table:table-cell>
          <table:table-cell office:value-type="float" office:value="0.08937542" calcext:value-type="float">
            <text:p>0.08937542</text:p>
          </table:table-cell>
          <table:table-cell office:value-type="float" office:value="0.017068451" calcext:value-type="float">
            <text:p>0.017068451</text:p>
          </table:table-cell>
          <table:table-cell office:value-type="float" office:value="0.000071527786" calcext:value-type="float">
            <text:p>7.1527786E-05</text:p>
          </table:table-cell>
        </table:table-row>
        <table:table-row table:style-name="ro1">
          <table:table-cell office:value-type="string" calcext:value-type="string">
            <text:p>glycolyticneurons</text:p>
          </table:table-cell>
          <table:table-cell office:value-type="float" office:value="0.00018324131" calcext:value-type="float">
            <text:p>0.00018324131</text:p>
          </table:table-cell>
          <table:table-cell office:value-type="float" office:value="0.041713946" calcext:value-type="float">
            <text:p>0.041713946</text:p>
          </table:table-cell>
          <table:table-cell office:value-type="float" office:value="0.000056671935" calcext:value-type="float">
            <text:p>5.6671935E-05</text:p>
          </table:table-cell>
          <table:table-cell office:value-type="float" office:value="0.005226015" calcext:value-type="float">
            <text:p>0.005226015</text:p>
          </table:table-cell>
          <table:table-cell office:value-type="float" office:value="0.22022249" calcext:value-type="float">
            <text:p>0.22022249</text:p>
          </table:table-cell>
          <table:table-cell office:value-type="float" office:value="1.2571456" calcext:value-type="float">
            <text:p>1.2571456</text:p>
          </table:table-cell>
          <table:table-cell office:value-type="float" office:value="0" calcext:value-type="float">
            <text:p>0</text:p>
          </table:table-cell>
          <table:table-cell office:value-type="float" office:value="0.15792833" calcext:value-type="float">
            <text:p>0.15792833</text:p>
          </table:table-cell>
          <table:table-cell office:value-type="float" office:value="0.0033933711" calcext:value-type="float">
            <text:p>0.0033933711</text:p>
          </table:table-cell>
          <table:table-cell office:value-type="float" office:value="0.0034307484" calcext:value-type="float">
            <text:p>0.0034307484</text:p>
          </table:table-cell>
          <table:table-cell office:value-type="float" office:value="0.1907742" calcext:value-type="float">
            <text:p>0.1907742</text:p>
          </table:table-cell>
          <table:table-cell office:value-type="float" office:value="0.042496037" calcext:value-type="float">
            <text:p>0.042496037</text:p>
          </table:table-cell>
          <table:table-cell office:value-type="float" office:value="0.015242522" calcext:value-type="float">
            <text:p>0.015242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ndbrainAstrocyte</text:p>
          </table:table-cell>
          <table:table-cell office:value-type="float" office:value="0" calcext:value-type="float">
            <text:p>0</text:p>
          </table:table-cell>
          <table:table-cell office:value-type="float" office:value="0.07003544" calcext:value-type="float">
            <text:p>0.07003544</text:p>
          </table:table-cell>
          <table:table-cell office:value-type="float" office:value="0" calcext:value-type="float">
            <text:p>0</text:p>
          </table:table-cell>
          <table:table-cell office:value-type="float" office:value="0.0770943" calcext:value-type="float">
            <text:p>0.0770943</text:p>
          </table:table-cell>
          <table:table-cell office:value-type="float" office:value="0.13653752" calcext:value-type="float">
            <text:p>0.13653752</text:p>
          </table:table-cell>
          <table:table-cell office:value-type="float" office:value="0.5274582" calcext:value-type="float">
            <text:p>0.5274582</text:p>
          </table:table-cell>
          <table:table-cell office:value-type="float" office:value="0" calcext:value-type="float">
            <text:p>0</text:p>
          </table:table-cell>
          <table:table-cell office:value-type="float" office:value="0.30235896" calcext:value-type="float">
            <text:p>0.30235896</text:p>
          </table:table-cell>
          <table:table-cell office:value-type="float" office:value="0.0062942402" calcext:value-type="float">
            <text:p>0.0062942402</text:p>
          </table:table-cell>
          <table:table-cell office:value-type="float" office:value="0.016022084" calcext:value-type="float">
            <text:p>0.016022084</text:p>
          </table:table-cell>
          <table:table-cell office:value-type="float" office:value="0.39033496" calcext:value-type="float">
            <text:p>0.39033496</text:p>
          </table:table-cell>
          <table:table-cell office:value-type="float" office:value="0.08925548" calcext:value-type="float">
            <text:p>0.08925548</text:p>
          </table:table-cell>
          <table:table-cell office:value-type="float" office:value="0.027166864" calcext:value-type="float">
            <text:p>0.027166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indbrainRG</text:p>
          </table:table-cell>
          <table:table-cell office:value-type="float" office:value="0" calcext:value-type="float">
            <text:p>0</text:p>
          </table:table-cell>
          <table:table-cell office:value-type="float" office:value="0.031407423" calcext:value-type="float">
            <text:p>0.031407423</text:p>
          </table:table-cell>
          <table:table-cell office:value-type="float" office:value="0" calcext:value-type="float">
            <text:p>0</text:p>
          </table:table-cell>
          <table:table-cell office:value-type="float" office:value="0.009649088" calcext:value-type="float">
            <text:p>0.009649088</text:p>
          </table:table-cell>
          <table:table-cell office:value-type="float" office:value="0.18884078" calcext:value-type="float">
            <text:p>0.18884078</text:p>
          </table:table-cell>
          <table:table-cell office:value-type="float" office:value="0.90625155" calcext:value-type="float">
            <text:p>0.90625155</text:p>
          </table:table-cell>
          <table:table-cell office:value-type="float" office:value="0" calcext:value-type="float">
            <text:p>0</text:p>
          </table:table-cell>
          <table:table-cell office:value-type="float" office:value="0.23386866" calcext:value-type="float">
            <text:p>0.23386866</text:p>
          </table:table-cell>
          <table:table-cell office:value-type="float" office:value="0.0038124423" calcext:value-type="float">
            <text:p>0.0038124423</text:p>
          </table:table-cell>
          <table:table-cell office:value-type="float" office:value="0.010760325" calcext:value-type="float">
            <text:p>0.010760325</text:p>
          </table:table-cell>
          <table:table-cell office:value-type="float" office:value="0.24496217" calcext:value-type="float">
            <text:p>0.24496217</text:p>
          </table:table-cell>
          <table:table-cell office:value-type="float" office:value="0.067986585" calcext:value-type="float">
            <text:p>0.067986585</text:p>
          </table:table-cell>
          <table:table-cell office:value-type="float" office:value="0.019164328" calcext:value-type="float">
            <text:p>0.019164328</text:p>
          </table:table-cell>
          <table:table-cell office:value-type="float" office:value="0.00015592063" calcext:value-type="float">
            <text:p>0.00015592063</text:p>
          </table:table-cell>
        </table:table-row>
        <table:table-row table:style-name="ro1">
          <table:table-cell office:value-type="string" calcext:value-type="string">
            <text:p>earlyRG</text:p>
          </table:table-cell>
          <table:table-cell office:value-type="float" office:value="0" calcext:value-type="float">
            <text:p>0</text:p>
          </table:table-cell>
          <table:table-cell office:value-type="float" office:value="0.16859147" calcext:value-type="float">
            <text:p>0.16859147</text:p>
          </table:table-cell>
          <table:table-cell office:value-type="float" office:value="0" calcext:value-type="float">
            <text:p>0</text:p>
          </table:table-cell>
          <table:table-cell office:value-type="float" office:value="0.008262223" calcext:value-type="float">
            <text:p>0.008262223</text:p>
          </table:table-cell>
          <table:table-cell office:value-type="float" office:value="0.15944244" calcext:value-type="float">
            <text:p>0.15944244</text:p>
          </table:table-cell>
          <table:table-cell office:value-type="float" office:value="0.58418316" calcext:value-type="float">
            <text:p>0.58418316</text:p>
          </table:table-cell>
          <table:table-cell office:value-type="float" office:value="0" calcext:value-type="float">
            <text:p>0</text:p>
          </table:table-cell>
          <table:table-cell office:value-type="float" office:value="0.30318967" calcext:value-type="float">
            <text:p>0.30318967</text:p>
          </table:table-cell>
          <table:table-cell office:value-type="float" office:value="0.0014403999" calcext:value-type="float">
            <text:p>0.0014403999</text:p>
          </table:table-cell>
          <table:table-cell office:value-type="float" office:value="0.0018665041" calcext:value-type="float">
            <text:p>0.0018665041</text:p>
          </table:table-cell>
          <table:table-cell office:value-type="float" office:value="0.24523376" calcext:value-type="float">
            <text:p>0.24523376</text:p>
          </table:table-cell>
          <table:table-cell office:value-type="float" office:value="0.045425527" calcext:value-type="float">
            <text:p>0.045425527</text:p>
          </table:table-cell>
          <table:table-cell office:value-type="float" office:value="0.025805602" calcext:value-type="float">
            <text:p>0.025805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born</text:p>
          </table:table-cell>
          <table:table-cell office:value-type="float" office:value="0" calcext:value-type="float">
            <text:p>0</text:p>
          </table:table-cell>
          <table:table-cell office:value-type="float" office:value="0.075729586" calcext:value-type="float">
            <text:p>0.075729586</text:p>
          </table:table-cell>
          <table:table-cell office:value-type="float" office:value="0" calcext:value-type="float">
            <text:p>0</text:p>
          </table:table-cell>
          <table:table-cell office:value-type="float" office:value="0.007131377" calcext:value-type="float">
            <text:p>0.007131377</text:p>
          </table:table-cell>
          <table:table-cell office:value-type="float" office:value="0.5279632" calcext:value-type="float">
            <text:p>0.5279632</text:p>
          </table:table-cell>
          <table:table-cell office:value-type="float" office:value="1.7240417" calcext:value-type="float">
            <text:p>1.7240417</text:p>
          </table:table-cell>
          <table:table-cell office:value-type="float" office:value="0" calcext:value-type="float">
            <text:p>0</text:p>
          </table:table-cell>
          <table:table-cell office:value-type="float" office:value="0.18352713" calcext:value-type="float">
            <text:p>0.18352713</text:p>
          </table:table-cell>
          <table:table-cell office:value-type="float" office:value="0.0048090797" calcext:value-type="float">
            <text:p>0.0048090797</text:p>
          </table:table-cell>
          <table:table-cell office:value-type="float" office:value="0.033406578" calcext:value-type="float">
            <text:p>0.033406578</text:p>
          </table:table-cell>
          <table:table-cell office:value-type="float" office:value="0.33806607" calcext:value-type="float">
            <text:p>0.33806607</text:p>
          </table:table-cell>
          <table:table-cell office:value-type="float" office:value="0.06578478" calcext:value-type="float">
            <text:p>0.06578478</text:p>
          </table:table-cell>
          <table:table-cell office:value-type="float" office:value="0.012567304" calcext:value-type="float">
            <text:p>0.012567304</text:p>
          </table:table-cell>
          <table:table-cell office:value-type="float" office:value="0.00042378536" calcext:value-type="float">
            <text:p>0.00042378536</text:p>
          </table:table-cell>
        </table:table-row>
        <table:table-row table:style-name="ro1">
          <table:table-cell office:value-type="string" calcext:value-type="string">
            <text:p>UpperLayer</text:p>
          </table:table-cell>
          <table:table-cell office:value-type="float" office:value="0.000054240012" calcext:value-type="float">
            <text:p>5.4240012E-05</text:p>
          </table:table-cell>
          <table:table-cell office:value-type="float" office:value="0.04070523" calcext:value-type="float">
            <text:p>0.04070523</text:p>
          </table:table-cell>
          <table:table-cell office:value-type="float" office:value="0" calcext:value-type="float">
            <text:p>0</text:p>
          </table:table-cell>
          <table:table-cell office:value-type="float" office:value="0.002923393" calcext:value-type="float">
            <text:p>0.002923393</text:p>
          </table:table-cell>
          <table:table-cell office:value-type="float" office:value="0.65259486" calcext:value-type="float">
            <text:p>0.65259486</text:p>
          </table:table-cell>
          <table:table-cell office:value-type="float" office:value="1.3329601" calcext:value-type="float">
            <text:p>1.3329601</text:p>
          </table:table-cell>
          <table:table-cell office:value-type="float" office:value="0" calcext:value-type="float">
            <text:p>0</text:p>
          </table:table-cell>
          <table:table-cell office:value-type="float" office:value="0.035266027" calcext:value-type="float">
            <text:p>0.035266027</text:p>
          </table:table-cell>
          <table:table-cell office:value-type="float" office:value="0.00080857007" calcext:value-type="float">
            <text:p>0.00080857007</text:p>
          </table:table-cell>
          <table:table-cell office:value-type="float" office:value="0.00026732983" calcext:value-type="float">
            <text:p>0.00026732983</text:p>
          </table:table-cell>
          <table:table-cell office:value-type="float" office:value="0.12965302" calcext:value-type="float">
            <text:p>0.12965302</text:p>
          </table:table-cell>
          <table:table-cell office:value-type="float" office:value="0.07313496" calcext:value-type="float">
            <text:p>0.07313496</text:p>
          </table:table-cell>
          <table:table-cell office:value-type="float" office:value="0.0019484072" calcext:value-type="float">
            <text:p>0.0019484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anRG</text:p>
          </table:table-cell>
          <table:table-cell office:value-type="float" office:value="0.000019597343" calcext:value-type="float">
            <text:p>1.9597343E-05</text:p>
          </table:table-cell>
          <table:table-cell office:value-type="float" office:value="0.13098377" calcext:value-type="float">
            <text:p>0.13098377</text:p>
          </table:table-cell>
          <table:table-cell office:value-type="float" office:value="0.000037201393" calcext:value-type="float">
            <text:p>3.7201393E-05</text:p>
          </table:table-cell>
          <table:table-cell office:value-type="float" office:value="0.011902203" calcext:value-type="float">
            <text:p>0.011902203</text:p>
          </table:table-cell>
          <table:table-cell office:value-type="float" office:value="0.18890336" calcext:value-type="float">
            <text:p>0.18890336</text:p>
          </table:table-cell>
          <table:table-cell office:value-type="float" office:value="0.92723256" calcext:value-type="float">
            <text:p>0.92723256</text:p>
          </table:table-cell>
          <table:table-cell office:value-type="float" office:value="0.00019806506" calcext:value-type="float">
            <text:p>0.00019806506</text:p>
          </table:table-cell>
          <table:table-cell office:value-type="float" office:value="0.3272527" calcext:value-type="float">
            <text:p>0.3272527</text:p>
          </table:table-cell>
          <table:table-cell office:value-type="float" office:value="0.0037320312" calcext:value-type="float">
            <text:p>0.0037320312</text:p>
          </table:table-cell>
          <table:table-cell office:value-type="float" office:value="0.0026301045" calcext:value-type="float">
            <text:p>0.0026301045</text:p>
          </table:table-cell>
          <table:table-cell office:value-type="float" office:value="0.35957342" calcext:value-type="float">
            <text:p>0.35957342</text:p>
          </table:table-cell>
          <table:table-cell office:value-type="float" office:value="0.06903026" calcext:value-type="float">
            <text:p>0.06903026</text:p>
          </table:table-cell>
          <table:table-cell office:value-type="float" office:value="0.046827715" calcext:value-type="float">
            <text:p>0.046827715</text:p>
          </table:table-cell>
          <table:table-cell office:value-type="float" office:value="0.00007501453" calcext:value-type="float">
            <text:p>7.501453E-05</text:p>
          </table:table-cell>
        </table:table-row>
        <table:table-row table:style-name="ro1">
          <table:table-cell office:value-type="string" calcext:value-type="string">
            <text:p>MatureIPC</text:p>
          </table:table-cell>
          <table:table-cell office:value-type="float" office:value="0" calcext:value-type="float">
            <text:p>0</text:p>
          </table:table-cell>
          <table:table-cell office:value-type="float" office:value="0.059478324" calcext:value-type="float">
            <text:p>0.059478324</text:p>
          </table:table-cell>
          <table:table-cell office:value-type="float" office:value="0.0009175597" calcext:value-type="float">
            <text:p>0.0009175597</text:p>
          </table:table-cell>
          <table:table-cell office:value-type="float" office:value="0.006101165" calcext:value-type="float">
            <text:p>0.006101165</text:p>
          </table:table-cell>
          <table:table-cell office:value-type="float" office:value="0.2907485" calcext:value-type="float">
            <text:p>0.2907485</text:p>
          </table:table-cell>
          <table:table-cell office:value-type="float" office:value="1.1920686" calcext:value-type="float">
            <text:p>1.1920686</text:p>
          </table:table-cell>
          <table:table-cell office:value-type="float" office:value="0" calcext:value-type="float">
            <text:p>0</text:p>
          </table:table-cell>
          <table:table-cell office:value-type="float" office:value="0.07709777" calcext:value-type="float">
            <text:p>0.07709777</text:p>
          </table:table-cell>
          <table:table-cell office:value-type="float" office:value="0.0021202678" calcext:value-type="float">
            <text:p>0.0021202678</text:p>
          </table:table-cell>
          <table:table-cell office:value-type="float" office:value="0.0032218087" calcext:value-type="float">
            <text:p>0.0032218087</text:p>
          </table:table-cell>
          <table:table-cell office:value-type="float" office:value="0.37341172" calcext:value-type="float">
            <text:p>0.37341172</text:p>
          </table:table-cell>
          <table:table-cell office:value-type="float" office:value="0.06405535" calcext:value-type="float">
            <text:p>0.06405535</text:p>
          </table:table-cell>
          <table:table-cell office:value-type="float" office:value="0.010187081" calcext:value-type="float">
            <text:p>0.010187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strocyte</text:p>
          </table:table-cell>
          <table:table-cell table:formula="of:=([.B3]+[.B9])/2" office:value-type="float" office:value="0.000297278" calcext:value-type="float">
            <text:p>0.000297278</text:p>
          </table:table-cell>
          <table:table-cell table:formula="of:=([.C3]+[.C9])/2" office:value-type="float" office:value="0.121727955" calcext:value-type="float">
            <text:p>0.121727955</text:p>
          </table:table-cell>
          <table:table-cell table:formula="of:=([.D3]+[.D9])/2" office:value-type="float" office:value="0.00020426505" calcext:value-type="float">
            <text:p>0.00020426505</text:p>
          </table:table-cell>
          <table:table-cell table:formula="of:=([.E3]+[.E9])/2" office:value-type="float" office:value="0.064296065" calcext:value-type="float">
            <text:p>0.064296065</text:p>
          </table:table-cell>
          <table:table-cell table:formula="of:=([.F3]+[.F9])/2" office:value-type="float" office:value="0.18760467" calcext:value-type="float">
            <text:p>0.18760467</text:p>
          </table:table-cell>
          <table:table-cell table:formula="of:=([.G3]+[.G9])/2" office:value-type="float" office:value="0.50905732" calcext:value-type="float">
            <text:p>0.50905732</text:p>
          </table:table-cell>
          <table:table-cell table:formula="of:=([.H3]+[.H9])/2" office:value-type="float" office:value="0" calcext:value-type="float">
            <text:p>0</text:p>
          </table:table-cell>
          <table:table-cell table:formula="of:=([.I3]+[.I9])/2" office:value-type="float" office:value="0.28066701" calcext:value-type="float">
            <text:p>0.28066701</text:p>
          </table:table-cell>
          <table:table-cell table:formula="of:=([.J3]+[.J9])/2" office:value-type="float" office:value="0.00337187529" calcext:value-type="float">
            <text:p>0.00337187529</text:p>
          </table:table-cell>
          <table:table-cell table:formula="of:=([.K3]+[.K9])/2" office:value-type="float" office:value="0.0108982525" calcext:value-type="float">
            <text:p>0.0108982525</text:p>
          </table:table-cell>
          <table:table-cell table:formula="of:=([.L3]+[.L9])/2" office:value-type="float" office:value="0.38720907" calcext:value-type="float">
            <text:p>0.38720907</text:p>
          </table:table-cell>
          <table:table-cell table:formula="of:=([.M3]+[.M9])/2" office:value-type="float" office:value="0.104087975" calcext:value-type="float">
            <text:p>0.104087975</text:p>
          </table:table-cell>
          <table:table-cell table:formula="of:=([.N3]+[.N9])/2" office:value-type="float" office:value="0.0313644995" calcext:value-type="float">
            <text:p>0.0313644995</text:p>
          </table:table-cell>
          <table:table-cell table:formula="of:=([.O3]+[.O9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G</text:p>
          </table:table-cell>
          <table:table-cell table:formula="of:=([.B7]+[.B11]+[.B12]+[.B16])/4" office:value-type="float" office:value="0.00000489933575" calcext:value-type="float">
            <text:p>4.89933575E-06</text:p>
          </table:table-cell>
          <table:table-cell table:formula="of:=([.C7]+[.C11]+[.C12]+[.C16])/4" office:value-type="float" office:value="0.11913944075" calcext:value-type="float">
            <text:p>0.11913944075</text:p>
          </table:table-cell>
          <table:table-cell table:formula="of:=([.D7]+[.D11]+[.D12]+[.D16])/4" office:value-type="float" office:value="0.000016633699" calcext:value-type="float">
            <text:p>1.6633699E-05</text:p>
          </table:table-cell>
          <table:table-cell table:formula="of:=([.E7]+[.E11]+[.E12]+[.E16])/4" office:value-type="float" office:value="0.01233590425" calcext:value-type="float">
            <text:p>0.01233590425</text:p>
          </table:table-cell>
          <table:table-cell table:formula="of:=([.F7]+[.F11]+[.F12]+[.F16])/4" office:value-type="float" office:value="0.19638778" calcext:value-type="float">
            <text:p>0.19638778</text:p>
          </table:table-cell>
          <table:table-cell table:formula="of:=([.G7]+[.G11]+[.G12]+[.G16])/4" office:value-type="float" office:value="0.820737035" calcext:value-type="float">
            <text:p>0.820737035</text:p>
          </table:table-cell>
          <table:table-cell table:formula="of:=([.H7]+[.H11]+[.H12]+[.H16])/4" office:value-type="float" office:value="0.00009904528" calcext:value-type="float">
            <text:p>9.904528E-05</text:p>
          </table:table-cell>
          <table:table-cell table:formula="of:=([.I7]+[.I11]+[.I12]+[.I16])/4" office:value-type="float" office:value="0.3096202825" calcext:value-type="float">
            <text:p>0.3096202825</text:p>
          </table:table-cell>
          <table:table-cell table:formula="of:=([.J7]+[.J11]+[.J12]+[.J16])/4" office:value-type="float" office:value="0.003185699775" calcext:value-type="float">
            <text:p>0.003185699775</text:p>
          </table:table-cell>
          <table:table-cell table:formula="of:=([.K7]+[.K11]+[.K12]+[.K16])/4" office:value-type="float" office:value="0.0052068773" calcext:value-type="float">
            <text:p>0.0052068773</text:p>
          </table:table-cell>
          <table:table-cell table:formula="of:=([.L7]+[.L11]+[.L12]+[.L16])/4" office:value-type="float" office:value="0.2837173875" calcext:value-type="float">
            <text:p>0.2837173875</text:p>
          </table:table-cell>
          <table:table-cell table:formula="of:=([.M7]+[.M11]+[.M12]+[.M16])/4" office:value-type="float" office:value="0.067954448" calcext:value-type="float">
            <text:p>0.067954448</text:p>
          </table:table-cell>
          <table:table-cell table:formula="of:=([.N7]+[.N11]+[.N12]+[.N16])/4" office:value-type="float" office:value="0.027216524" calcext:value-type="float">
            <text:p>0.027216524</text:p>
          </table:table-cell>
          <table:table-cell table:formula="of:=([.O7]+[.O11]+[.O12]+[.O16])/4" office:value-type="float" office:value="0.0000756157365" calcext:value-type="float">
            <text:p>7.56157365E-05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table:formula="of:=([.B4]+[.B6]+[.B8])/3" office:value-type="float" office:value="0.00109802624333333" calcext:value-type="float">
            <text:p>0.001098026243333</text:p>
          </table:table-cell>
          <table:table-cell table:formula="of:=([.C4]+[.C6]+[.C8])/3" office:value-type="float" office:value="0.0353743393333333" calcext:value-type="float">
            <text:p>0.035374339333333</text:p>
          </table:table-cell>
          <table:table-cell table:formula="of:=([.D4]+[.D6]+[.D8])/3" office:value-type="float" office:value="0.003605834615" calcext:value-type="float">
            <text:p>0.003605834615</text:p>
          </table:table-cell>
          <table:table-cell table:formula="of:=([.E4]+[.E6]+[.E8])/3" office:value-type="float" office:value="0.0028276135" calcext:value-type="float">
            <text:p>0.0028276135</text:p>
          </table:table-cell>
          <table:table-cell table:formula="of:=([.F4]+[.F6]+[.F8])/3" office:value-type="float" office:value="0.37158851" calcext:value-type="float">
            <text:p>0.37158851</text:p>
          </table:table-cell>
          <table:table-cell table:formula="of:=([.G4]+[.G6]+[.G8])/3" office:value-type="float" office:value="1.4911411" calcext:value-type="float">
            <text:p>1.4911411</text:p>
          </table:table-cell>
          <table:table-cell table:formula="of:=([.H4]+[.H6]+[.H8])/3" office:value-type="float" office:value="0" calcext:value-type="float">
            <text:p>0</text:p>
          </table:table-cell>
          <table:table-cell table:formula="of:=([.I4]+[.I6]+[.I8])/3" office:value-type="float" office:value="0.18128429" calcext:value-type="float">
            <text:p>0.18128429</text:p>
          </table:table-cell>
          <table:table-cell table:formula="of:=([.J4]+[.J6]+[.J8])/3" office:value-type="float" office:value="0.0019976587" calcext:value-type="float">
            <text:p>0.0019976587</text:p>
          </table:table-cell>
          <table:table-cell table:formula="of:=([.K4]+[.K6]+[.K8])/3" office:value-type="float" office:value="0.00810380096666667" calcext:value-type="float">
            <text:p>0.008103800966667</text:p>
          </table:table-cell>
          <table:table-cell table:formula="of:=([.L4]+[.L6]+[.L8])/3" office:value-type="float" office:value="0.205752303333333" calcext:value-type="float">
            <text:p>0.205752303333333</text:p>
          </table:table-cell>
          <table:table-cell table:formula="of:=([.M4]+[.M6]+[.M8])/3" office:value-type="float" office:value="0.041288929" calcext:value-type="float">
            <text:p>0.041288929</text:p>
          </table:table-cell>
          <table:table-cell table:formula="of:=([.N4]+[.N6]+[.N8])/3" office:value-type="float" office:value="0.0110957866666667" calcext:value-type="float">
            <text:p>0.011095786666667</text:p>
          </table:table-cell>
          <table:table-cell table:formula="of:=([.O4]+[.O6]+[.O8])/3" office:value-type="float" office:value="0.0003486618" calcext:value-type="float">
            <text:p>0.0003486618</text:p>
          </table:table-cell>
        </table:table-row>
        <table:table-row table:style-name="ro1">
          <table:table-cell office:value-type="string" calcext:value-type="string">
            <text:p>stem cell (newborn,matureIPS)</text:p>
          </table:table-cell>
          <table:table-cell table:formula="of:=AVERAGE([.B13];[.B17])" office:value-type="float" office:value="0" calcext:value-type="float">
            <text:p>0</text:p>
          </table:table-cell>
          <table:table-cell table:formula="of:=AVERAGE([.C13];[.C17])" office:value-type="float" office:value="0.067603955" calcext:value-type="float">
            <text:p>0.067603955</text:p>
          </table:table-cell>
          <table:table-cell table:formula="of:=AVERAGE([.D13];[.D17])" office:value-type="float" office:value="0.00045877985" calcext:value-type="float">
            <text:p>0.00045877985</text:p>
          </table:table-cell>
          <table:table-cell table:formula="of:=AVERAGE([.E13];[.E17])" office:value-type="float" office:value="0.006616271" calcext:value-type="float">
            <text:p>0.006616271</text:p>
          </table:table-cell>
          <table:table-cell table:formula="of:=AVERAGE([.F13];[.F17])" office:value-type="float" office:value="0.40935585" calcext:value-type="float">
            <text:p>0.40935585</text:p>
          </table:table-cell>
          <table:table-cell table:formula="of:=AVERAGE([.G13];[.G17])" office:value-type="float" office:value="1.45805515" calcext:value-type="float">
            <text:p>1.45805515</text:p>
          </table:table-cell>
          <table:table-cell table:formula="of:=AVERAGE([.H13];[.H17])" office:value-type="float" office:value="0" calcext:value-type="float">
            <text:p>0</text:p>
          </table:table-cell>
          <table:table-cell table:formula="of:=AVERAGE([.I13];[.I17])" office:value-type="float" office:value="0.13031245" calcext:value-type="float">
            <text:p>0.13031245</text:p>
          </table:table-cell>
          <table:table-cell table:formula="of:=AVERAGE([.J13];[.J17])" office:value-type="float" office:value="0.00346467375" calcext:value-type="float">
            <text:p>0.00346467375</text:p>
          </table:table-cell>
          <table:table-cell table:formula="of:=AVERAGE([.K13];[.K17])" office:value-type="float" office:value="0.01831419335" calcext:value-type="float">
            <text:p>0.01831419335</text:p>
          </table:table-cell>
          <table:table-cell table:formula="of:=AVERAGE([.L13];[.L17])" office:value-type="float" office:value="0.355738895" calcext:value-type="float">
            <text:p>0.355738895</text:p>
          </table:table-cell>
          <table:table-cell table:formula="of:=AVERAGE([.M13];[.M17])" office:value-type="float" office:value="0.064920065" calcext:value-type="float">
            <text:p>0.064920065</text:p>
          </table:table-cell>
          <table:table-cell table:formula="of:=AVERAGE([.N13];[.N17])" office:value-type="float" office:value="0.0113771925" calcext:value-type="float">
            <text:p>0.0113771925</text:p>
          </table:table-cell>
          <table:table-cell table:formula="of:=AVERAGE([.O13];[.O17])" office:value-type="float" office:value="0.00021189268" calcext:value-type="float">
            <text:p>0.00021189268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AQP4|AQP4</text:p>
          </table:table-cell>
          <table:table-cell office:value-type="string" calcext:value-type="string">
            <text:p>SLC1A3|SLC1A3</text:p>
          </table:table-cell>
          <table:table-cell office:value-type="string" calcext:value-type="string">
            <text:p>HEPACAM|HEPACAM</text:p>
          </table:table-cell>
          <table:table-cell office:value-type="string" calcext:value-type="string">
            <text:p>CD44|CD44</text:p>
          </table:table-cell>
          <table:table-cell office:value-type="string" calcext:value-type="string">
            <text:p>NCAM1|NCAM1</text:p>
          </table:table-cell>
          <table:table-cell office:value-type="string" calcext:value-type="string">
            <text:p>CD24|CD24</text:p>
          </table:table-cell>
          <table:table-cell office:value-type="string" calcext:value-type="string">
            <text:p>FUT4|FUT4</text:p>
          </table:table-cell>
          <table:table-cell office:value-type="string" calcext:value-type="string">
            <text:p>CXCR4|CXCR4</text:p>
          </table:table-cell>
          <table:table-cell office:value-type="string" calcext:value-type="string">
            <text:p>FOXO4|FOXO4</text:p>
          </table:table-cell>
          <table:table-cell office:value-type="string" calcext:value-type="string">
            <text:p>PDGFRA|PDGFRA</text:p>
          </table:table-cell>
          <table:table-cell office:value-type="string" calcext:value-type="string">
            <text:p>ITGB1|ITGB1</text:p>
          </table:table-cell>
          <table:table-cell office:value-type="string" calcext:value-type="string">
            <text:p>TFRC|TFRC</text:p>
          </table:table-cell>
          <table:table-cell office:value-type="string" calcext:value-type="string">
            <text:p>PROM1|PROM1</text:p>
          </table:table-cell>
          <table:table-cell office:value-type="string" calcext:value-type="string">
            <text:p>NKX2-2|NKX2-2</text:p>
          </table:table-cell>
        </table:table-row>
        <table:table-row table:style-name="ro1">
          <table:table-cell office:value-type="string" calcext:value-type="string">
            <text:p>astrocyte</text:p>
          </table:table-cell>
          <table:table-cell office:value-type="float" office:value="0.000297278" calcext:value-type="float">
            <text:p>0.000297278</text:p>
          </table:table-cell>
          <table:table-cell office:value-type="float" office:value="0.121727955" calcext:value-type="float">
            <text:p>0.121727955</text:p>
          </table:table-cell>
          <table:table-cell office:value-type="float" office:value="0.00020426505" calcext:value-type="float">
            <text:p>0.00020426505</text:p>
          </table:table-cell>
          <table:table-cell office:value-type="float" office:value="0.064296065" calcext:value-type="float">
            <text:p>0.064296065</text:p>
          </table:table-cell>
          <table:table-cell office:value-type="float" office:value="0.18760467" calcext:value-type="float">
            <text:p>0.18760467</text:p>
          </table:table-cell>
          <table:table-cell office:value-type="float" office:value="0.50905732" calcext:value-type="float">
            <text:p>0.50905732</text:p>
          </table:table-cell>
          <table:table-cell office:value-type="float" office:value="0" calcext:value-type="float">
            <text:p>0</text:p>
          </table:table-cell>
          <table:table-cell office:value-type="float" office:value="0.28066701" calcext:value-type="float">
            <text:p>0.28066701</text:p>
          </table:table-cell>
          <table:table-cell office:value-type="float" office:value="0.00337187529" calcext:value-type="float">
            <text:p>0.00337187529</text:p>
          </table:table-cell>
          <table:table-cell office:value-type="float" office:value="0.0108982525" calcext:value-type="float">
            <text:p>0.0108982525</text:p>
          </table:table-cell>
          <table:table-cell office:value-type="float" office:value="0.38720907" calcext:value-type="float">
            <text:p>0.38720907</text:p>
          </table:table-cell>
          <table:table-cell office:value-type="float" office:value="0.104087975" calcext:value-type="float">
            <text:p>0.104087975</text:p>
          </table:table-cell>
          <table:table-cell office:value-type="float" office:value="0.0313644995" calcext:value-type="float">
            <text:p>0.0313644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G</text:p>
          </table:table-cell>
          <table:table-cell office:value-type="float" office:value="0.00000489933575" calcext:value-type="float">
            <text:p>4.89933575E-06</text:p>
          </table:table-cell>
          <table:table-cell office:value-type="float" office:value="0.11913944075" calcext:value-type="float">
            <text:p>0.11913944075</text:p>
          </table:table-cell>
          <table:table-cell office:value-type="float" office:value="0.000016633699" calcext:value-type="float">
            <text:p>1.6633699E-05</text:p>
          </table:table-cell>
          <table:table-cell office:value-type="float" office:value="0.01233590425" calcext:value-type="float">
            <text:p>0.01233590425</text:p>
          </table:table-cell>
          <table:table-cell office:value-type="float" office:value="0.19638778" calcext:value-type="float">
            <text:p>0.19638778</text:p>
          </table:table-cell>
          <table:table-cell office:value-type="float" office:value="0.820737035" calcext:value-type="float">
            <text:p>0.820737035</text:p>
          </table:table-cell>
          <table:table-cell office:value-type="float" office:value="0.00009904528" calcext:value-type="float">
            <text:p>9.904528E-05</text:p>
          </table:table-cell>
          <table:table-cell office:value-type="float" office:value="0.3096202825" calcext:value-type="float">
            <text:p>0.3096202825</text:p>
          </table:table-cell>
          <table:table-cell office:value-type="float" office:value="0.003185699775" calcext:value-type="float">
            <text:p>0.003185699775</text:p>
          </table:table-cell>
          <table:table-cell office:value-type="float" office:value="0.0052068773" calcext:value-type="float">
            <text:p>0.0052068773</text:p>
          </table:table-cell>
          <table:table-cell office:value-type="float" office:value="0.2837173875" calcext:value-type="float">
            <text:p>0.2837173875</text:p>
          </table:table-cell>
          <table:table-cell office:value-type="float" office:value="0.067954448" calcext:value-type="float">
            <text:p>0.067954448</text:p>
          </table:table-cell>
          <table:table-cell office:value-type="float" office:value="0.027216524" calcext:value-type="float">
            <text:p>0.027216524</text:p>
          </table:table-cell>
          <table:table-cell office:value-type="float" office:value="0.0000756157365" calcext:value-type="float">
            <text:p>7.56157365E-05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0.00109802624333333" calcext:value-type="float">
            <text:p>0.001098026243333</text:p>
          </table:table-cell>
          <table:table-cell office:value-type="float" office:value="0.0353743393333333" calcext:value-type="float">
            <text:p>0.035374339333333</text:p>
          </table:table-cell>
          <table:table-cell office:value-type="float" office:value="0.003605834615" calcext:value-type="float">
            <text:p>0.003605834615</text:p>
          </table:table-cell>
          <table:table-cell office:value-type="float" office:value="0.0028276135" calcext:value-type="float">
            <text:p>0.0028276135</text:p>
          </table:table-cell>
          <table:table-cell office:value-type="float" office:value="0.37158851" calcext:value-type="float">
            <text:p>0.37158851</text:p>
          </table:table-cell>
          <table:table-cell office:value-type="float" office:value="1.4911411" calcext:value-type="float">
            <text:p>1.4911411</text:p>
          </table:table-cell>
          <table:table-cell office:value-type="float" office:value="0" calcext:value-type="float">
            <text:p>0</text:p>
          </table:table-cell>
          <table:table-cell office:value-type="float" office:value="0.18128429" calcext:value-type="float">
            <text:p>0.18128429</text:p>
          </table:table-cell>
          <table:table-cell office:value-type="float" office:value="0.0019976587" calcext:value-type="float">
            <text:p>0.0019976587</text:p>
          </table:table-cell>
          <table:table-cell office:value-type="float" office:value="0.00810380096666667" calcext:value-type="float">
            <text:p>0.008103800966667</text:p>
          </table:table-cell>
          <table:table-cell office:value-type="float" office:value="0.205752303333333" calcext:value-type="float">
            <text:p>0.205752303333333</text:p>
          </table:table-cell>
          <table:table-cell office:value-type="float" office:value="0.041288929" calcext:value-type="float">
            <text:p>0.041288929</text:p>
          </table:table-cell>
          <table:table-cell office:value-type="float" office:value="0.0110957866666667" calcext:value-type="float">
            <text:p>0.011095786666667</text:p>
          </table:table-cell>
          <table:table-cell office:value-type="float" office:value="0.0003486618" calcext:value-type="float">
            <text:p>0.0003486618</text:p>
          </table:table-cell>
        </table:table-row>
        <table:table-row table:style-name="ro1">
          <table:table-cell office:value-type="string" calcext:value-type="string">
            <text:p>Newborn</text:p>
          </table:table-cell>
          <table:table-cell office:value-type="float" office:value="0" calcext:value-type="float">
            <text:p>0</text:p>
          </table:table-cell>
          <table:table-cell office:value-type="float" office:value="0.075729586" calcext:value-type="float">
            <text:p>0.075729586</text:p>
          </table:table-cell>
          <table:table-cell office:value-type="float" office:value="0" calcext:value-type="float">
            <text:p>0</text:p>
          </table:table-cell>
          <table:table-cell office:value-type="float" office:value="0.007131377" calcext:value-type="float">
            <text:p>0.007131377</text:p>
          </table:table-cell>
          <table:table-cell office:value-type="float" office:value="0.5279632" calcext:value-type="float">
            <text:p>0.5279632</text:p>
          </table:table-cell>
          <table:table-cell office:value-type="float" office:value="1.7240417" calcext:value-type="float">
            <text:p>1.7240417</text:p>
          </table:table-cell>
          <table:table-cell office:value-type="float" office:value="0" calcext:value-type="float">
            <text:p>0</text:p>
          </table:table-cell>
          <table:table-cell office:value-type="float" office:value="0.18352713" calcext:value-type="float">
            <text:p>0.18352713</text:p>
          </table:table-cell>
          <table:table-cell office:value-type="float" office:value="0.0048090797" calcext:value-type="float">
            <text:p>0.0048090797</text:p>
          </table:table-cell>
          <table:table-cell office:value-type="float" office:value="0.033406578" calcext:value-type="float">
            <text:p>0.033406578</text:p>
          </table:table-cell>
          <table:table-cell office:value-type="float" office:value="0.33806607" calcext:value-type="float">
            <text:p>0.33806607</text:p>
          </table:table-cell>
          <table:table-cell office:value-type="float" office:value="0.06578478" calcext:value-type="float">
            <text:p>0.06578478</text:p>
          </table:table-cell>
          <table:table-cell office:value-type="float" office:value="0.012567304" calcext:value-type="float">
            <text:p>0.012567304</text:p>
          </table:table-cell>
          <table:table-cell office:value-type="float" office:value="0.00042378536" calcext:value-type="float">
            <text:p>0.00042378536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calculate mea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emCell</text:p>
          </table:table-cell>
          <table:table-cell office:value-type="string" calcext:value-type="string">
            <text:p>NPC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Astrocyte</text:p>
          </table:table-cell>
          <table:table-cell office:value-type="string" calcext:value-type="string">
            <text:p>OPC</text:p>
          </table:table-cell>
          <table:table-cell office:value-type="string" calcext:value-type="string">
            <text:p>Oligo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Endothelial</text:p>
          </table:table-cell>
          <table:table-cell office:value-type="string" calcext:value-type="string">
            <text:p>Pericyte</text:p>
          </table:table-cell>
          <table:table-cell office:value-type="string" calcext:value-type="string">
            <text:p>Epithelial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rocytes </text:p>
          </table:table-cell>
          <table:table-cell table:formula="of:=AVERAGE([.B3];[.B9];[.B19])" office:value-type="float" office:value="0.000297278" calcext:value-type="float">
            <text:p>0.00029727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G</text:p>
          </table:table-cell>
          <table:table-cell table:formula="of:=AVERAGE([.B7];[.B11];[.B12];[.B20])" office:value-type="float" office:value="0.0000012248339375" calcext:value-type="float">
            <text:p>1.2248339375E-06</text:p>
          </table:table-cell>
          <table:table-cell table:number-columns-repeated="13"/>
        </table:table-row>
      </table:table>
      <table:table table:name="UCSC_organoids" table:style-name="ta1">
        <table:table-column table:style-name="co13" table:default-cell-style-name="Default"/>
        <table:table-column table:style-name="co12" table:number-columns-repeated="4" table:default-cell-style-name="Default"/>
        <table:table-row table:style-name="ro1">
          <table:table-cell/>
          <table:table-cell office:value-type="string" calcext:value-type="string">
            <text:p>astrocyte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Newborn</text:p>
          </table:table-cell>
        </table:table-row>
        <table:table-row table:style-name="ro1">
          <table:table-cell office:value-type="string" calcext:value-type="string">
            <text:p>AQP4|AQP4</text:p>
          </table:table-cell>
          <table:table-cell office:value-type="float" office:value="0.000297278" calcext:value-type="float">
            <text:p>0.000297278</text:p>
          </table:table-cell>
          <table:table-cell office:value-type="float" office:value="0.00000489933575" calcext:value-type="float">
            <text:p>4.89933575E-06</text:p>
          </table:table-cell>
          <table:table-cell office:value-type="float" office:value="0.00109802624333333" calcext:value-type="float">
            <text:p>0.00109802624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C1A3|SLC1A3</text:p>
          </table:table-cell>
          <table:table-cell office:value-type="float" office:value="0.121727955" calcext:value-type="float">
            <text:p>0.121727955</text:p>
          </table:table-cell>
          <table:table-cell office:value-type="float" office:value="0.11913944075" calcext:value-type="float">
            <text:p>0.11913944075</text:p>
          </table:table-cell>
          <table:table-cell office:value-type="float" office:value="0.0353743393333333" calcext:value-type="float">
            <text:p>0.035374339333333</text:p>
          </table:table-cell>
          <table:table-cell office:value-type="float" office:value="0.075729586" calcext:value-type="float">
            <text:p>0.075729586</text:p>
          </table:table-cell>
        </table:table-row>
        <table:table-row table:style-name="ro1">
          <table:table-cell office:value-type="string" calcext:value-type="string">
            <text:p>HEPACAM|HEPACAM</text:p>
          </table:table-cell>
          <table:table-cell office:value-type="float" office:value="0.00020426505" calcext:value-type="float">
            <text:p>0.00020426505</text:p>
          </table:table-cell>
          <table:table-cell office:value-type="float" office:value="0.000016633699" calcext:value-type="float">
            <text:p>1.6633699E-05</text:p>
          </table:table-cell>
          <table:table-cell office:value-type="float" office:value="0.003605834615" calcext:value-type="float">
            <text:p>0.003605834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44|CD44</text:p>
          </table:table-cell>
          <table:table-cell office:value-type="float" office:value="0.064296065" calcext:value-type="float">
            <text:p>0.064296065</text:p>
          </table:table-cell>
          <table:table-cell office:value-type="float" office:value="0.01233590425" calcext:value-type="float">
            <text:p>0.01233590425</text:p>
          </table:table-cell>
          <table:table-cell office:value-type="float" office:value="0.0028276135" calcext:value-type="float">
            <text:p>0.0028276135</text:p>
          </table:table-cell>
          <table:table-cell office:value-type="float" office:value="0.007131377" calcext:value-type="float">
            <text:p>0.007131377</text:p>
          </table:table-cell>
        </table:table-row>
        <table:table-row table:style-name="ro1">
          <table:table-cell office:value-type="string" calcext:value-type="string">
            <text:p>NCAM1|NCAM1</text:p>
          </table:table-cell>
          <table:table-cell office:value-type="float" office:value="0.18760467" calcext:value-type="float">
            <text:p>0.18760467</text:p>
          </table:table-cell>
          <table:table-cell office:value-type="float" office:value="0.19638778" calcext:value-type="float">
            <text:p>0.19638778</text:p>
          </table:table-cell>
          <table:table-cell office:value-type="float" office:value="0.37158851" calcext:value-type="float">
            <text:p>0.37158851</text:p>
          </table:table-cell>
          <table:table-cell office:value-type="float" office:value="0.5279632" calcext:value-type="float">
            <text:p>0.5279632</text:p>
          </table:table-cell>
        </table:table-row>
        <table:table-row table:style-name="ro1">
          <table:table-cell office:value-type="string" calcext:value-type="string">
            <text:p>CD24|CD24</text:p>
          </table:table-cell>
          <table:table-cell office:value-type="float" office:value="0.50905732" calcext:value-type="float">
            <text:p>0.50905732</text:p>
          </table:table-cell>
          <table:table-cell office:value-type="float" office:value="0.820737035" calcext:value-type="float">
            <text:p>0.820737035</text:p>
          </table:table-cell>
          <table:table-cell office:value-type="float" office:value="1.4911411" calcext:value-type="float">
            <text:p>1.4911411</text:p>
          </table:table-cell>
          <table:table-cell office:value-type="float" office:value="1.7240417" calcext:value-type="float">
            <text:p>1.7240417</text:p>
          </table:table-cell>
        </table:table-row>
        <table:table-row table:style-name="ro1">
          <table:table-cell office:value-type="string" calcext:value-type="string">
            <text:p>FUT4|FUT4</text:p>
          </table:table-cell>
          <table:table-cell office:value-type="float" office:value="0" calcext:value-type="float">
            <text:p>0</text:p>
          </table:table-cell>
          <table:table-cell office:value-type="float" office:value="0.00009904528" calcext:value-type="float">
            <text:p>9.904528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XCR4|CXCR4</text:p>
          </table:table-cell>
          <table:table-cell office:value-type="float" office:value="0.28066701" calcext:value-type="float">
            <text:p>0.28066701</text:p>
          </table:table-cell>
          <table:table-cell office:value-type="float" office:value="0.3096202825" calcext:value-type="float">
            <text:p>0.3096202825</text:p>
          </table:table-cell>
          <table:table-cell office:value-type="float" office:value="0.18128429" calcext:value-type="float">
            <text:p>0.18128429</text:p>
          </table:table-cell>
          <table:table-cell office:value-type="float" office:value="0.18352713" calcext:value-type="float">
            <text:p>0.18352713</text:p>
          </table:table-cell>
        </table:table-row>
        <table:table-row table:style-name="ro1">
          <table:table-cell office:value-type="string" calcext:value-type="string">
            <text:p>FOXO4|FOXO4</text:p>
          </table:table-cell>
          <table:table-cell office:value-type="float" office:value="0.00337187529" calcext:value-type="float">
            <text:p>0.00337187529</text:p>
          </table:table-cell>
          <table:table-cell office:value-type="float" office:value="0.003185699775" calcext:value-type="float">
            <text:p>0.003185699775</text:p>
          </table:table-cell>
          <table:table-cell office:value-type="float" office:value="0.0019976587" calcext:value-type="float">
            <text:p>0.0019976587</text:p>
          </table:table-cell>
          <table:table-cell office:value-type="float" office:value="0.0048090797" calcext:value-type="float">
            <text:p>0.0048090797</text:p>
          </table:table-cell>
        </table:table-row>
        <table:table-row table:style-name="ro1">
          <table:table-cell office:value-type="string" calcext:value-type="string">
            <text:p>PDGFRA|PDGFRA</text:p>
          </table:table-cell>
          <table:table-cell office:value-type="float" office:value="0.0108982525" calcext:value-type="float">
            <text:p>0.0108982525</text:p>
          </table:table-cell>
          <table:table-cell office:value-type="float" office:value="0.0052068773" calcext:value-type="float">
            <text:p>0.0052068773</text:p>
          </table:table-cell>
          <table:table-cell office:value-type="float" office:value="0.00810380096666667" calcext:value-type="float">
            <text:p>0.008103800966667</text:p>
          </table:table-cell>
          <table:table-cell office:value-type="float" office:value="0.033406578" calcext:value-type="float">
            <text:p>0.033406578</text:p>
          </table:table-cell>
        </table:table-row>
        <table:table-row table:style-name="ro1">
          <table:table-cell office:value-type="string" calcext:value-type="string">
            <text:p>ITGB1|ITGB1</text:p>
          </table:table-cell>
          <table:table-cell office:value-type="float" office:value="0.38720907" calcext:value-type="float">
            <text:p>0.38720907</text:p>
          </table:table-cell>
          <table:table-cell office:value-type="float" office:value="0.2837173875" calcext:value-type="float">
            <text:p>0.2837173875</text:p>
          </table:table-cell>
          <table:table-cell office:value-type="float" office:value="0.205752303333333" calcext:value-type="float">
            <text:p>0.205752303333333</text:p>
          </table:table-cell>
          <table:table-cell office:value-type="float" office:value="0.33806607" calcext:value-type="float">
            <text:p>0.33806607</text:p>
          </table:table-cell>
        </table:table-row>
        <table:table-row table:style-name="ro1">
          <table:table-cell office:value-type="string" calcext:value-type="string">
            <text:p>TFRC|TFRC</text:p>
          </table:table-cell>
          <table:table-cell office:value-type="float" office:value="0.104087975" calcext:value-type="float">
            <text:p>0.104087975</text:p>
          </table:table-cell>
          <table:table-cell office:value-type="float" office:value="0.067954448" calcext:value-type="float">
            <text:p>0.067954448</text:p>
          </table:table-cell>
          <table:table-cell office:value-type="float" office:value="0.041288929" calcext:value-type="float">
            <text:p>0.041288929</text:p>
          </table:table-cell>
          <table:table-cell office:value-type="float" office:value="0.06578478" calcext:value-type="float">
            <text:p>0.06578478</text:p>
          </table:table-cell>
        </table:table-row>
        <table:table-row table:style-name="ro1">
          <table:table-cell office:value-type="string" calcext:value-type="string">
            <text:p>PROM1|PROM1</text:p>
          </table:table-cell>
          <table:table-cell office:value-type="float" office:value="0.0313644995" calcext:value-type="float">
            <text:p>0.0313644995</text:p>
          </table:table-cell>
          <table:table-cell office:value-type="float" office:value="0.027216524" calcext:value-type="float">
            <text:p>0.027216524</text:p>
          </table:table-cell>
          <table:table-cell office:value-type="float" office:value="0.0110957866666667" calcext:value-type="float">
            <text:p>0.011095786666667</text:p>
          </table:table-cell>
          <table:table-cell office:value-type="float" office:value="0.012567304" calcext:value-type="float">
            <text:p>0.012567304</text:p>
          </table:table-cell>
        </table:table-row>
        <table:table-row table:style-name="ro1">
          <table:table-cell office:value-type="string" calcext:value-type="string">
            <text:p>NKX2-2|NKX2-2</text:p>
          </table:table-cell>
          <table:table-cell office:value-type="float" office:value="0" calcext:value-type="float">
            <text:p>0</text:p>
          </table:table-cell>
          <table:table-cell office:value-type="float" office:value="0.0000756157365" calcext:value-type="float">
            <text:p>7.56157365E-05</text:p>
          </table:table-cell>
          <table:table-cell office:value-type="float" office:value="0.0003486618" calcext:value-type="float">
            <text:p>0.0003486618</text:p>
          </table:table-cell>
          <table:table-cell office:value-type="float" office:value="0.00042378536" calcext:value-type="float">
            <text:p>0.00042378536</text:p>
          </table:table-cell>
        </table:table-row>
      </table:table>
      <table:table table:name="averageOrganoids" table:style-name="ta1">
        <table:table-column table:style-name="co14" table:default-cell-style-name="Default"/>
        <table:table-column table:style-name="co15" table:default-cell-style-name="Default"/>
        <table:table-column table:style-name="co12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Astrocyte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Stem_Cell</text:p>
          </table:table-cell>
        </table:table-row>
        <table:table-row table:style-name="ro1">
          <table:table-cell office:value-type="string" calcext:value-type="string">
            <text:p>AQP4|AQP4</text:p>
          </table:table-cell>
          <table:table-cell office:value-type="string" calcext:value-type="string">
            <text:p>AQP4</text:p>
          </table:table-cell>
          <table:table-cell office:value-type="float" office:value="0.000297278" calcext:value-type="float">
            <text:p>0.000297278</text:p>
          </table:table-cell>
          <table:table-cell office:value-type="float" office:value="0.00000489933575" calcext:value-type="float">
            <text:p>4.89933575E-06</text:p>
          </table:table-cell>
          <table:table-cell office:value-type="float" office:value="0.00109802624333333" calcext:value-type="float">
            <text:p>0.00109802624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C1A3|SLC1A3</text:p>
          </table:table-cell>
          <table:table-cell office:value-type="string" calcext:value-type="string">
            <text:p>Glast</text:p>
          </table:table-cell>
          <table:table-cell office:value-type="float" office:value="0.121727955" calcext:value-type="float">
            <text:p>0.121727955</text:p>
          </table:table-cell>
          <table:table-cell office:value-type="float" office:value="0.11913944075" calcext:value-type="float">
            <text:p>0.11913944075</text:p>
          </table:table-cell>
          <table:table-cell office:value-type="float" office:value="0.0353743393333333" calcext:value-type="float">
            <text:p>0.035374339333333</text:p>
          </table:table-cell>
          <table:table-cell office:value-type="float" office:value="0.067603955" calcext:value-type="float">
            <text:p>0.067603955</text:p>
          </table:table-cell>
        </table:table-row>
        <table:table-row table:style-name="ro1">
          <table:table-cell office:value-type="string" calcext:value-type="string">
            <text:p>HEPACAM|HEPACAM</text:p>
          </table:table-cell>
          <table:table-cell office:value-type="string" calcext:value-type="string">
            <text:p>HEPACAM</text:p>
          </table:table-cell>
          <table:table-cell office:value-type="float" office:value="0.00020426505" calcext:value-type="float">
            <text:p>0.00020426505</text:p>
          </table:table-cell>
          <table:table-cell office:value-type="float" office:value="0.000016633699" calcext:value-type="float">
            <text:p>1.6633699E-05</text:p>
          </table:table-cell>
          <table:table-cell office:value-type="float" office:value="0.003605834615" calcext:value-type="float">
            <text:p>0.003605834615</text:p>
          </table:table-cell>
          <table:table-cell office:value-type="float" office:value="0.00045877985" calcext:value-type="float">
            <text:p>0.00045877985</text:p>
          </table:table-cell>
        </table:table-row>
        <table:table-row table:style-name="ro1">
          <table:table-cell office:value-type="string" calcext:value-type="string">
            <text:p>CD44|CD44</text:p>
          </table:table-cell>
          <table:table-cell office:value-type="string" calcext:value-type="string">
            <text:p>CD44</text:p>
          </table:table-cell>
          <table:table-cell office:value-type="float" office:value="0.064296065" calcext:value-type="float">
            <text:p>0.064296065</text:p>
          </table:table-cell>
          <table:table-cell office:value-type="float" office:value="0.01233590425" calcext:value-type="float">
            <text:p>0.01233590425</text:p>
          </table:table-cell>
          <table:table-cell office:value-type="float" office:value="0.0028276135" calcext:value-type="float">
            <text:p>0.0028276135</text:p>
          </table:table-cell>
          <table:table-cell office:value-type="float" office:value="0.006616271" calcext:value-type="float">
            <text:p>0.006616271</text:p>
          </table:table-cell>
        </table:table-row>
        <table:table-row table:style-name="ro1">
          <table:table-cell office:value-type="string" calcext:value-type="string">
            <text:p>NCAM1|NCAM1</text:p>
          </table:table-cell>
          <table:table-cell office:value-type="string" calcext:value-type="string">
            <text:p>CD56</text:p>
          </table:table-cell>
          <table:table-cell office:value-type="float" office:value="0.18760467" calcext:value-type="float">
            <text:p>0.18760467</text:p>
          </table:table-cell>
          <table:table-cell office:value-type="float" office:value="0.19638778" calcext:value-type="float">
            <text:p>0.19638778</text:p>
          </table:table-cell>
          <table:table-cell office:value-type="float" office:value="0.37158851" calcext:value-type="float">
            <text:p>0.37158851</text:p>
          </table:table-cell>
          <table:table-cell office:value-type="float" office:value="0.40935585" calcext:value-type="float">
            <text:p>0.40935585</text:p>
          </table:table-cell>
        </table:table-row>
        <table:table-row table:style-name="ro1">
          <table:table-cell office:value-type="string" calcext:value-type="string">
            <text:p>CD24|CD24</text:p>
          </table:table-cell>
          <table:table-cell office:value-type="string" calcext:value-type="string">
            <text:p>CD24</text:p>
          </table:table-cell>
          <table:table-cell office:value-type="float" office:value="0.50905732" calcext:value-type="float">
            <text:p>0.50905732</text:p>
          </table:table-cell>
          <table:table-cell office:value-type="float" office:value="0.820737035" calcext:value-type="float">
            <text:p>0.820737035</text:p>
          </table:table-cell>
          <table:table-cell office:value-type="float" office:value="1.4911411" calcext:value-type="float">
            <text:p>1.4911411</text:p>
          </table:table-cell>
          <table:table-cell office:value-type="float" office:value="1.45805515" calcext:value-type="float">
            <text:p>1.45805515</text:p>
          </table:table-cell>
        </table:table-row>
        <table:table-row table:style-name="ro1">
          <table:table-cell office:value-type="string" calcext:value-type="string">
            <text:p>FUT4|FUT4</text:p>
          </table:table-cell>
          <table:table-cell office:value-type="string" calcext:value-type="string">
            <text:p>CD15</text:p>
          </table:table-cell>
          <table:table-cell office:value-type="float" office:value="0" calcext:value-type="float">
            <text:p>0</text:p>
          </table:table-cell>
          <table:table-cell office:value-type="float" office:value="0.00009904528" calcext:value-type="float">
            <text:p>9.904528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XCR4|CXCR4</text:p>
          </table:table-cell>
          <table:table-cell office:value-type="string" calcext:value-type="string">
            <text:p>CD184</text:p>
          </table:table-cell>
          <table:table-cell office:value-type="float" office:value="0.28066701" calcext:value-type="float">
            <text:p>0.28066701</text:p>
          </table:table-cell>
          <table:table-cell office:value-type="float" office:value="0.3096202825" calcext:value-type="float">
            <text:p>0.3096202825</text:p>
          </table:table-cell>
          <table:table-cell office:value-type="float" office:value="0.18128429" calcext:value-type="float">
            <text:p>0.18128429</text:p>
          </table:table-cell>
          <table:table-cell office:value-type="float" office:value="0.13031245" calcext:value-type="float">
            <text:p>0.13031245</text:p>
          </table:table-cell>
        </table:table-row>
        <table:table-row table:style-name="ro1">
          <table:table-cell office:value-type="string" calcext:value-type="string">
            <text:p>PDGFRA|PDGFRA</text:p>
          </table:table-cell>
          <table:table-cell office:value-type="string" calcext:value-type="string">
            <text:p>CD140a</text:p>
          </table:table-cell>
          <table:table-cell office:value-type="float" office:value="0.0108982525" calcext:value-type="float">
            <text:p>0.0108982525</text:p>
          </table:table-cell>
          <table:table-cell office:value-type="float" office:value="0.0052068773" calcext:value-type="float">
            <text:p>0.0052068773</text:p>
          </table:table-cell>
          <table:table-cell office:value-type="float" office:value="0.00810380096666667" calcext:value-type="float">
            <text:p>0.008103800966667</text:p>
          </table:table-cell>
          <table:table-cell office:value-type="float" office:value="0.01831419335" calcext:value-type="float">
            <text:p>0.01831419335</text:p>
          </table:table-cell>
        </table:table-row>
        <table:table-row table:style-name="ro1">
          <table:table-cell office:value-type="string" calcext:value-type="string">
            <text:p>ITGB1|ITGB1</text:p>
          </table:table-cell>
          <table:table-cell office:value-type="string" calcext:value-type="string">
            <text:p>CD29</text:p>
          </table:table-cell>
          <table:table-cell office:value-type="float" office:value="0.38720907" calcext:value-type="float">
            <text:p>0.38720907</text:p>
          </table:table-cell>
          <table:table-cell office:value-type="float" office:value="0.2837173875" calcext:value-type="float">
            <text:p>0.2837173875</text:p>
          </table:table-cell>
          <table:table-cell office:value-type="float" office:value="0.205752303333333" calcext:value-type="float">
            <text:p>0.205752303333333</text:p>
          </table:table-cell>
          <table:table-cell office:value-type="float" office:value="0.355738895" calcext:value-type="float">
            <text:p>0.355738895</text:p>
          </table:table-cell>
        </table:table-row>
        <table:table-row table:style-name="ro1">
          <table:table-cell office:value-type="string" calcext:value-type="string">
            <text:p>TFRC|TFRC</text:p>
          </table:table-cell>
          <table:table-cell office:value-type="string" calcext:value-type="string">
            <text:p>CD71</text:p>
          </table:table-cell>
          <table:table-cell office:value-type="float" office:value="0.104087975" calcext:value-type="float">
            <text:p>0.104087975</text:p>
          </table:table-cell>
          <table:table-cell office:value-type="float" office:value="0.067954448" calcext:value-type="float">
            <text:p>0.067954448</text:p>
          </table:table-cell>
          <table:table-cell office:value-type="float" office:value="0.041288929" calcext:value-type="float">
            <text:p>0.041288929</text:p>
          </table:table-cell>
          <table:table-cell office:value-type="float" office:value="0.064920065" calcext:value-type="float">
            <text:p>0.064920065</text:p>
          </table:table-cell>
        </table:table-row>
        <table:table-row table:style-name="ro1">
          <table:table-cell office:value-type="string" calcext:value-type="string">
            <text:p>PROM1|PROM1</text:p>
          </table:table-cell>
          <table:table-cell office:value-type="string" calcext:value-type="string">
            <text:p>CD133</text:p>
          </table:table-cell>
          <table:table-cell office:value-type="float" office:value="0.0313644995" calcext:value-type="float">
            <text:p>0.0313644995</text:p>
          </table:table-cell>
          <table:table-cell office:value-type="float" office:value="0.027216524" calcext:value-type="float">
            <text:p>0.027216524</text:p>
          </table:table-cell>
          <table:table-cell office:value-type="float" office:value="0.0110957866666667" calcext:value-type="float">
            <text:p>0.011095786666667</text:p>
          </table:table-cell>
          <table:table-cell office:value-type="float" office:value="0.0113771925" calcext:value-type="float">
            <text:p>0.0113771925</text:p>
          </table:table-cell>
        </table:table-row>
        <table:table-row table:style-name="ro1">
          <table:table-cell office:value-type="string" calcext:value-type="string">
            <text:p>NKX2-2|NKX2-2</text:p>
          </table:table-cell>
          <table:table-cell office:value-type="string" calcext:value-type="string">
            <text:p>O4</text:p>
          </table:table-cell>
          <table:table-cell office:value-type="float" office:value="0" calcext:value-type="float">
            <text:p>0</text:p>
          </table:table-cell>
          <table:table-cell office:value-type="float" office:value="0.0000756157365" calcext:value-type="float">
            <text:p>7.56157365E-05</text:p>
          </table:table-cell>
          <table:table-cell office:value-type="float" office:value="0.0003486618" calcext:value-type="float">
            <text:p>0.0003486618</text:p>
          </table:table-cell>
          <table:table-cell office:value-type="float" office:value="0.00021189268" calcext:value-type="float">
            <text:p>0.00021189268</text:p>
          </table:table-cell>
        </table:table-row>
      </table:table>
      <table:table table:name="Org_express_flow_names" table:style-name="ta1">
        <table:table-column table:style-name="co12" table:number-columns-repeated="11" table:default-cell-style-name="Default"/>
        <table:table-row table:style-name="ro1">
          <table:table-cell office:value-type="string" calcext:value-type="string">
            <text:p>Marker</text:p>
          </table:table-cell>
          <table:table-cell office:value-type="string" calcext:value-type="string">
            <text:p>StemCell</text:p>
          </table:table-cell>
          <table:table-cell office:value-type="string" calcext:value-type="string">
            <text:p>NPC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Astrocyte</text:p>
          </table:table-cell>
          <table:table-cell office:value-type="string" calcext:value-type="string">
            <text:p>OPC</text:p>
          </table:table-cell>
          <table:table-cell office:value-type="string" calcext:value-type="string">
            <text:p>Oligo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Endothelial</text:p>
          </table:table-cell>
          <table:table-cell office:value-type="string" calcext:value-type="string">
            <text:p>Pericyte</text:p>
          </table:table-cell>
          <table:table-cell office:value-type="string" calcext:value-type="string">
            <text:p>Epithelial</text:p>
          </table:table-cell>
        </table:table-row>
        <table:table-row table:style-name="ro1">
          <table:table-cell office:value-type="string" calcext:value-type="string">
            <text:p>AQP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00109802624333333" calcext:value-type="float">
            <text:p>0.001098026243333</text:p>
          </table:table-cell>
          <table:table-cell office:value-type="float" office:value="0.000297278" calcext:value-type="float">
            <text:p>0.00029727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0489933575" calcext:value-type="float">
            <text:p>4.89933575E-0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D133</text:p>
          </table:table-cell>
          <table:table-cell office:value-type="float" office:value="0.0113771925" calcext:value-type="float">
            <text:p>0.0113771925</text:p>
          </table:table-cell>
          <table:table-cell office:value-type="string" calcext:value-type="string">
            <text:p>NA</text:p>
          </table:table-cell>
          <table:table-cell office:value-type="float" office:value="0.0110957866666667" calcext:value-type="float">
            <text:p>0.011095786666667</text:p>
          </table:table-cell>
          <table:table-cell office:value-type="float" office:value="0.0313644995" calcext:value-type="float">
            <text:p>0.031364499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27216524" calcext:value-type="float">
            <text:p>0.02721652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D140a</text:p>
          </table:table-cell>
          <table:table-cell office:value-type="float" office:value="0.01831419335" calcext:value-type="float">
            <text:p>0.01831419335</text:p>
          </table:table-cell>
          <table:table-cell office:value-type="string" calcext:value-type="string">
            <text:p>NA</text:p>
          </table:table-cell>
          <table:table-cell office:value-type="float" office:value="0.00810380096666667" calcext:value-type="float">
            <text:p>0.008103800966667</text:p>
          </table:table-cell>
          <table:table-cell office:value-type="float" office:value="0.0108982525" calcext:value-type="float">
            <text:p>0.010898252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52068773" calcext:value-type="float">
            <text:p>0.005206877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D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9904528" calcext:value-type="float">
            <text:p>9.904528E-0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D184</text:p>
          </table:table-cell>
          <table:table-cell office:value-type="float" office:value="0.13031245" calcext:value-type="float">
            <text:p>0.13031245</text:p>
          </table:table-cell>
          <table:table-cell office:value-type="string" calcext:value-type="string">
            <text:p>NA</text:p>
          </table:table-cell>
          <table:table-cell office:value-type="float" office:value="0.18128429" calcext:value-type="float">
            <text:p>0.18128429</text:p>
          </table:table-cell>
          <table:table-cell office:value-type="float" office:value="0.28066701" calcext:value-type="float">
            <text:p>0.2806670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3096202825" calcext:value-type="float">
            <text:p>0.309620282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D24</text:p>
          </table:table-cell>
          <table:table-cell office:value-type="float" office:value="1.45805515" calcext:value-type="float">
            <text:p>1.45805515</text:p>
          </table:table-cell>
          <table:table-cell office:value-type="string" calcext:value-type="string">
            <text:p>NA</text:p>
          </table:table-cell>
          <table:table-cell office:value-type="float" office:value="1.4911411" calcext:value-type="float">
            <text:p>1.4911411</text:p>
          </table:table-cell>
          <table:table-cell office:value-type="float" office:value="0.50905732" calcext:value-type="float">
            <text:p>0.5090573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820737035" calcext:value-type="float">
            <text:p>0.82073703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D29</text:p>
          </table:table-cell>
          <table:table-cell office:value-type="float" office:value="0.355738895" calcext:value-type="float">
            <text:p>0.355738895</text:p>
          </table:table-cell>
          <table:table-cell office:value-type="string" calcext:value-type="string">
            <text:p>NA</text:p>
          </table:table-cell>
          <table:table-cell office:value-type="float" office:value="0.205752303333333" calcext:value-type="float">
            <text:p>0.205752303333333</text:p>
          </table:table-cell>
          <table:table-cell office:value-type="float" office:value="0.38720907" calcext:value-type="float">
            <text:p>0.3872090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2837173875" calcext:value-type="float">
            <text:p>0.283717387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D44</text:p>
          </table:table-cell>
          <table:table-cell office:value-type="float" office:value="0.006616271" calcext:value-type="float">
            <text:p>0.006616271</text:p>
          </table:table-cell>
          <table:table-cell office:value-type="string" calcext:value-type="string">
            <text:p>NA</text:p>
          </table:table-cell>
          <table:table-cell office:value-type="float" office:value="0.0028276135" calcext:value-type="float">
            <text:p>0.0028276135</text:p>
          </table:table-cell>
          <table:table-cell office:value-type="float" office:value="0.064296065" calcext:value-type="float">
            <text:p>0.06429606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1233590425" calcext:value-type="float">
            <text:p>0.0123359042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D56</text:p>
          </table:table-cell>
          <table:table-cell office:value-type="float" office:value="0.40935585" calcext:value-type="float">
            <text:p>0.40935585</text:p>
          </table:table-cell>
          <table:table-cell office:value-type="string" calcext:value-type="string">
            <text:p>NA</text:p>
          </table:table-cell>
          <table:table-cell office:value-type="float" office:value="0.37158851" calcext:value-type="float">
            <text:p>0.37158851</text:p>
          </table:table-cell>
          <table:table-cell office:value-type="float" office:value="0.18760467" calcext:value-type="float">
            <text:p>0.1876046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19638778" calcext:value-type="float">
            <text:p>0.1963877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D71</text:p>
          </table:table-cell>
          <table:table-cell office:value-type="float" office:value="0.064920065" calcext:value-type="float">
            <text:p>0.064920065</text:p>
          </table:table-cell>
          <table:table-cell office:value-type="string" calcext:value-type="string">
            <text:p>NA</text:p>
          </table:table-cell>
          <table:table-cell office:value-type="float" office:value="0.041288929" calcext:value-type="float">
            <text:p>0.041288929</text:p>
          </table:table-cell>
          <table:table-cell office:value-type="float" office:value="0.104087975" calcext:value-type="float">
            <text:p>0.10408797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67954448" calcext:value-type="float">
            <text:p>0.06795444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last</text:p>
          </table:table-cell>
          <table:table-cell office:value-type="float" office:value="0.067603955" calcext:value-type="float">
            <text:p>0.067603955</text:p>
          </table:table-cell>
          <table:table-cell office:value-type="string" calcext:value-type="string">
            <text:p>NA</text:p>
          </table:table-cell>
          <table:table-cell office:value-type="float" office:value="0.0353743393333333" calcext:value-type="float">
            <text:p>0.035374339333333</text:p>
          </table:table-cell>
          <table:table-cell office:value-type="float" office:value="0.121727955" calcext:value-type="float">
            <text:p>0.12172795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11913944075" calcext:value-type="float">
            <text:p>0.1191394407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EPACAM</text:p>
          </table:table-cell>
          <table:table-cell office:value-type="float" office:value="0.00045877985" calcext:value-type="float">
            <text:p>0.00045877985</text:p>
          </table:table-cell>
          <table:table-cell office:value-type="string" calcext:value-type="string">
            <text:p>NA</text:p>
          </table:table-cell>
          <table:table-cell office:value-type="float" office:value="0.003605834615" calcext:value-type="float">
            <text:p>0.003605834615</text:p>
          </table:table-cell>
          <table:table-cell office:value-type="float" office:value="0.00020426505" calcext:value-type="float">
            <text:p>0.0002042650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16633699" calcext:value-type="float">
            <text:p>1.6633699E-0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O4</text:p>
          </table:table-cell>
          <table:table-cell office:value-type="float" office:value="0.00021189268" calcext:value-type="float">
            <text:p>0.00021189268</text:p>
          </table:table-cell>
          <table:table-cell office:value-type="string" calcext:value-type="string">
            <text:p>NA</text:p>
          </table:table-cell>
          <table:table-cell office:value-type="float" office:value="0.0003486618" calcext:value-type="float">
            <text:p>0.00034866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756157365" calcext:value-type="float">
            <text:p>7.56157365E-05</text:p>
          </table:table-cell>
          <table:table-cell table:number-columns-repeated="3" office:value-type="string" calcext:value-type="string">
            <text:p>NA</text:p>
          </table:table-cell>
        </table:table-row>
      </table:table>
      <table:named-expressions/>
      <table:database-ranges>
        <table:database-range table:name="__Anonymous_Sheet_DB__3" table:target-range-address="Org_express_flow_names.A1:Org_express_flow_names.K1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/00/0000</text:date>, <text:time style:data-style-name="N2" text:time-value="17:05:37.6381734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5-14T17:08:22.372574941</dc:date>
    <dc:creator>Rhalena Thomas</dc:creator>
    <meta:editing-duration>PT22H42M34S</meta:editing-duration>
    <meta:editing-cycles>8</meta:editing-cycles>
    <meta:document-statistic meta:table-count="4" meta:cell-count="670" meta:object-count="0"/>
  </office:meta>
</office:document-meta>
</file>